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icHttpScriptContext.use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HttpScriptContext.get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HttpScriptContext.include( String relative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GenericHttpScriptContext.displayResul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HttpScriptContext.getScriptSourc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GenericHttpScriptContext.initialize( Servlet servlet , HttpServletRequest request , HttpServletResponse respons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GenericHttpScriptContext.getServl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HttpScriptContext.rele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enericHttpScriptContext.get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HttpScriptContext.forward( String relative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GenericHttpScriptContext.getWri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enericHttpScriptContext.setAttribute( String key , Object value , int sco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GenericHttpScriptContext.getAttribute( String key , Object value , int sco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GenericHttpScriptContext.disableScri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HttpScriptContext.GenericHttpScrip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HttpScriptContext.getAllowedLangu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HttpScriptContext.get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